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Roman" svg:font-family="'Latin Modern 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atin Modern Roman" officeooo:rsid="0000ac0e" officeooo:paragraph-rsid="0000ac0e"/>
    </style:style>
    <style:style style:name="P2" style:family="paragraph" style:parent-style-name="Standard">
      <style:text-properties style:font-name="Latin Modern Roman" officeooo:rsid="0000ac0e" officeooo:paragraph-rsid="00021042"/>
    </style:style>
    <style:style style:name="P3" style:family="paragraph" style:parent-style-name="Standard">
      <style:text-properties style:font-name="Latin Modern Roman" officeooo:rsid="00021042" officeooo:paragraph-rsid="00021042"/>
    </style:style>
    <style:style style:name="P4" style:family="paragraph" style:parent-style-name="Standard">
      <style:text-properties style:font-name="Latin Modern Roman"/>
    </style:style>
    <style:style style:name="P5" style:family="paragraph" style:parent-style-name="Standard">
      <style:text-properties style:font-name="Latin Modern Roman" officeooo:rsid="00054a98" officeooo:paragraph-rsid="00054a98"/>
    </style:style>
    <style:style style:name="P6" style:family="paragraph" style:parent-style-name="Standard">
      <style:text-properties style:font-name="Latin Modern Roman" officeooo:rsid="0007ca53" officeooo:paragraph-rsid="0007ca53"/>
    </style:style>
    <style:style style:name="P7" style:family="paragraph" style:parent-style-name="Standard">
      <style:text-properties style:font-name="Latin Modern Roman" style:text-underline-style="solid" style:text-underline-width="auto" style:text-underline-color="font-color" officeooo:rsid="0007ca53" officeooo:paragraph-rsid="0007ca53"/>
    </style:style>
    <style:style style:name="P8" style:family="paragraph" style:parent-style-name="Standard">
      <style:text-properties style:font-name="Latin Modern Roman" officeooo:rsid="00080d53" officeooo:paragraph-rsid="00080d53"/>
    </style:style>
    <style:style style:name="P9" style:family="paragraph" style:parent-style-name="Standard">
      <style:text-properties style:font-name="Latin Modern Roman" officeooo:rsid="000aebf8" officeooo:paragraph-rsid="000aebf8"/>
    </style:style>
    <style:style style:name="T1" style:family="text">
      <style:text-properties officeooo:rsid="00021042"/>
    </style:style>
    <style:style style:name="T2" style:family="text">
      <style:text-properties style:font-name="Latin Modern Roman" officeooo:rsid="0004e2e3"/>
    </style:style>
    <style:style style:name="T3" style:family="text">
      <style:text-properties style:font-name="Latin Modern Roman"/>
    </style:style>
    <style:style style:name="T4" style:family="text">
      <style:text-properties officeooo:rsid="0005e13a"/>
    </style:style>
    <style:style style:name="T5" style:family="text">
      <style:text-properties fo:font-style="italic" officeooo:rsid="0005e13a" style:font-style-asian="italic" style:font-style-complex="italic"/>
    </style:style>
    <style:style style:name="T6" style:family="text">
      <style:text-properties officeooo:rsid="0007ca53"/>
    </style:style>
    <style:style style:name="T7" style:family="text">
      <style:text-properties style:text-underline-style="none"/>
    </style:style>
    <style:style style:name="T8" style:family="text">
      <style:text-properties fo:font-style="italic" style:font-style-asian="italic" style:font-style-complex="italic"/>
    </style:style>
    <style:style style:name="T9" style:family="text">
      <style:text-properties officeooo:rsid="000aebf8"/>
    </style:style>
    <style:style style:name="T10" style:family="text">
      <style:text-properties officeooo:rsid="000c523e"/>
    </style:style>
    <style:style style:name="T11" style:family="text">
      <style:text-properties officeooo:rsid="000f4967"/>
    </style:style>
    <style:style style:name="T12" style:family="text">
      <style:text-properties officeooo:rsid="000fac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ección de oraciones y obras piadosas por las cuales han concedido los sumos pontífices santas indulgencias:</text:p>
      <text:p text:style-name="P2">Décimatercia edición romana, aprobada como única auténtica por la sagrada congregación de indulgencias;</text:p>
      <text:p text:style-name="P2"><text:span text:style-name="T1">C</text:span>orregida y aumentada con otras concesiones del sumo pontífice Pio IX:</text:p>
      <text:p text:style-name="P3">Traducida del italiano por los Lic. D. J. M. y D. Agustín Ferrer, Pbro.</text:p>
      <text:p text:style-name="P3"/>
      <text:p text:style-name="P3">----------------------------------------------</text:p>
      <text:p text:style-name="P3"/>
      <text:p text:style-name="P3">Con licencia del Ordinario.</text:p>
      <text:p text:style-name="P3"/>
      <text:p text:style-name="P3">Barcelona:</text:p>
      <text:p text:style-name="P3">Librería religiosa. – Imprenta de Pablo Riera, calle den Robador, núm. 24 y 26.</text:p>
      <text:p text:style-name="P3">18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Standard"><text:span text:style-name="T2">Fecha de Publicación:</text:span><text:span text:style-name="T3"> 1860</text:span></text:p>
      <text:p text:style-name="Standard"><text:span text:style-name="T3">L</text:span><text:span text:style-name="T2">e</text:span><text:span text:style-name="T3">ngua</text:span><text:span text:style-name="T2">je: Español</text:span></text:p>
      <text:p text:style-name="P5"><text:soft-page-break/>----------------------------------</text:p>
      <text:p text:style-name="P5">Varios Prelados de España han concedido 2400 días de indulgencia para todos los que leyeran ú oyeren leer un capitulo o pagina de cualquiera de las publicaciones de la Librería religiosa.</text:p>
      <text:p text:style-name="P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Censura.</text:p>
      <text:p text:style-name="P4"/>
      <text:p text:style-name="P4"><text:tab/><text:span text:style-name="T4">Por comisión del M. Ilter. Sr. D. Juan de Palua y Soler, Pbro., Doctor en ambos derechos, Abogado de los tribunales del reino, Canónigo de esta santa Iglesia, y Vicario General gobernador de la Diócesis de Barcelona por el Excmo. é Ilustrisimmo Sr. D. D. Antonio Palau y Térmens, Obispo de la misma, he leído el libro que lleva por titulo: “</text:span><text:span text:style-name="T5">Colección de oraciones y obras piadosas por las cuales han concedido los Sumos Pontífices santas indulgencias</text:span><text:span text:style-name="T4">”. Siendo esta traducción enteramente conforme, </text:span><text:span text:style-name="T5">de verbo ad verbum</text:span><text:span text:style-name="T4">, </text:span><text:span text:style-name="T6">con la edición décimatercia de esta obra impresa en Roma en 1855, aprobada como única auténtica por la sagrada Congregación de Indulgencias, según lo he comprobado, no veo inconveniente en que se dé á luz por la Librería religiosa.</text:span></text:p>
      <text:p text:style-name="P4"><text:tab/><text:span text:style-name="T6">Barcelona 22 de julio de 1860.</text:span></text:p>
      <text:p text:style-name="P4"/>
      <text:p text:style-name="P6">Fr. Jaime Roig, Pbro., Lector en Filosofía, de la Orden Carmelitas calzados exclaustrados.</text:p>
      <text:p text:style-name="P7"/>
      <text:p text:style-name="P8">Aprobación.</text:p>
      <text:p text:style-name="P4"/>
      <text:p text:style-name="P8">Barcelona veinte y nueve de julio de mil ochocientos sesenta. Visita la <text:span text:style-name="T7">anterior</text:span> censura, damos nuestra aprobación para que se imprima el libro de que hace merito:</text:p>
      <text:p text:style-name="P8"/>
      <text:p text:style-name="P8">Juan de Palau y Soler, <text:span text:style-name="T8">Vicario General Gobernador.</text:span></text:p>
      <text:p text:style-name="P4"/>
      <text:p text:style-name="P4"/>
      <text:p text:style-name="P4"/>
      <text:p text:style-name="P4">Á <text:span text:style-name="T9">las Santas Ánimas del Purgatorio.</text:span></text:p>
      <text:p text:style-name="P4"/>
      <text:p text:style-name="P4">--------------------------------------</text:p>
      <text:p text:style-name="P4"/>
      <text:p text:style-name="P9">El continuador de la colección.</text:p>
      <text:p text:style-name="P9"/>
      <text:p text:style-name="P9">Al satisfacer los deseos de muchos fieles dando a luz en Roma por la décimatercera vez la presente colección de oraciones con indulgencias, continuada con la adición de muchas otras concesiones dispensada por el reinante sumo pontífice Pio IX, no creo deber separarme en nada del religioso sentimiento de su Autor1(1 El sacerdote romano D. Telesforo Galli, canónigo de la insigne basílica de Santa María in Cosmedin, consultor de la sagrada Congregación de Indulgencias y santas Reliquias, fue el autor de esta Colección, como lo declara al fin de la obra el decreto de la misma sagrada Congregación. Fue varón de mucha piedad, <text:span text:style-name="T10">muy solicito en promover el bien de las almas no solo con el ejercicio del sagrado ministerio, sí que también con la promulgación de varias practicas devotas que con justo </text:span><text:soft-page-break/><text:span text:style-name="T10">derecho dio a luz. Fue dadivoso con los padres, devotísimo del santísimo Sacramento, que adoró todos los días donde estaba expuesto bajo la forma de cuarenta horas; no fue menos devoto de las santas ánimas del purgatorio, por cuya meditación había alcanzado del Señor copiosísimas gracias en todo el curso de su vida, que fue de setenta y siete años y veinte y tres días, y á las cuales con heróica caridad había echo cesión y donación en vida de todos los sufragios que después de su muerte, acaecida en 17 de febrero de 1845, se le hiciesen, expresado á mas en su ultima voluntad, que se insculpiese en la lapida de su sepulcro, que los fieles en vida continuasen á su vez sufragándolos, según se lee en el cementerio público del Santo Espíritu de Sassia, en donde quiso que descansase su cuerpo.</text:span>), quien quien singularmente devoto de vos<text:span text:style-name="T11">otras<text:tab/>, ó ánimas mías carísimas, á vosotras la dedicaba muchas veces; ya para daros un público testimonio de su reconocimiento y gratitud, toda vez que confesaba que, por intercesión vuestra, había recibido del Dispensador de todos los bienes muchas gracias y favores; ya también porque esta obra en gran parte mira á vosotros y os pertenece, al paso que sirve no poco á los cristianos y vivientes, en razón á que para ganar las santas indulgencias, á mas de cumplir las obras piadosas prescritas deben acercarse con las debidas disposiciones á los santos Sacramentos </text:span><text:span text:style-name="T12">y pos consiguiente estar en gracia de Dios. Á vosotras además os es altamente útil, para que gocéis los muchos sufragios de tantas indulgencias como pueden ganar los fieles, todas aplicables á vosotras mismas. Por eso á nadie mas que á vosotras debía yo dedicarla.</text:span></text:p>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Roman" svg:font-family="'Latin Modern 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16:25:05.954801788</meta:creation-date>
    <dc:date>2025-01-03T17:18:29.548268040</dc:date>
    <meta:editing-duration>PT2H52M54S</meta:editing-duration>
    <meta:editing-cycles>13</meta:editing-cycles>
    <meta:generator>LibreOffice/24.8.4.2$Linux_X86_64 LibreOffice_project/480$Build-2</meta:generator>
    <meta:document-statistic meta:table-count="0" meta:image-count="0" meta:object-count="0" meta:page-count="4" meta:paragraph-count="25" meta:word-count="727" meta:character-count="4498" meta:non-whitespace-character-count="3793"/>
  </office:meta>
</office:document-meta>
</file>